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</office:automatic-styles>
  <office:body>
    <office:text>
<text:p text:style-name="Title">Stylo</text:p>
<text:p text:style-name="Subtitle">Un article type</text:p>
<text:p text:style-name="Date">2018/05/29</text:p>
true
<text:h text:style-name="Heading_20_2" text:outline-level="2"><text:bookmark-start text:name="introduction"/>Introduction<text:bookmark-end text:name="introduction"/></text:h>
<text:p text:style-name="First_20_paragraph">Stylo est un éditeur de texte scientifique. Pour faire vos premiers pas sur Stylo, commencez par éditer cet article.</text:p>
<text:p text:style-name="Text_20_body">Stylo utilise le format <text:span text:style-name="T1">markdown</text:span> pour baliser et styler le texte. Cet article présente la syntaxe de base du markdown, et une documentation plus complète <text:a xlink:type="simple" xlink:href="https://github.com/adam-p/markdown-here/wiki/Markdown-Cheatsheet" office:name=""><text:span text:style-name="Definition">est accessible ici</text:span></text:a>.</text:p>
<text:p text:style-name="Text_20_body">Vous pouvez visualiser l’article à tout moment en cliquant sur le bouton <text:span text:style-name="T2">Preview</text:span> dans le menu de gauche.</text:p>
<text:h text:style-name="Heading_20_2" text:outline-level="2"><text:bookmark-start text:name="les-titres"/>Les titres<text:bookmark-end text:name="les-titres"/></text:h>
<text:p text:style-name="First_20_paragraph">Les titres de niveaux 2 doivent être balisés avec 2 <text:span text:style-name="Source_Text">#</text:span> (<text:span text:style-name="Source_Text">##</text:span>) et non un seul, car le titre de niveau 1 correspond au titre de l’article, déclaré dans les métadonnées.</text:p>
<text:h text:style-name="Heading_20_3" text:outline-level="3"><text:bookmark-start text:name="titres-de-niveau-3"/>Titres de niveau 3<text:bookmark-end text:name="titres-de-niveau-3"/></text:h>
<text:p text:style-name="First_20_paragraph">Les titres de niveaux 3 doivent être balisés avec 3 <text:span text:style-name="Source_Text">#</text:span> et ainsi de suite.</text:p>
<text:p text:style-name="Text_20_body">Un saut de ligne correspond au début d’un nouveau paragraphe.</text:p>
<text:h text:style-name="Heading_20_2" text:outline-level="2"><text:bookmark-start text:name="syntaxe-minimale"/>Syntaxe minimale<text:bookmark-end text:name="syntaxe-minimale"/></text:h>
<text:h text:style-name="Heading_20_3" text:outline-level="3"><text:bookmark-start text:name="gras-et-italique"/>Gras et italique<text:bookmark-end text:name="gras-et-italique"/></text:h>
<text:p text:style-name="First_20_paragraph">Voici du texte en <text:span text:style-name="T1">italique</text:span>. Voici du texte en <text:span text:style-name="T2">gras</text:span>.</text:p>
<text:h text:style-name="Heading_20_3" text:outline-level="3"><text:bookmark-start text:name="commentaire"/>Commentaire<text:bookmark-end text:name="commentaire"/></text:h>
<text:p text:style-name="First_20_paragraph">La ligne ci-dessous n’apparaitra pas dans le document final.</text:p>
<text:h text:style-name="Heading_20_3" text:outline-level="3"><text:bookmark-start text:name="images"/>Images<text:bookmark-end text:name="images"/></text:h>
<text:p text:style-name="First_20_paragraph">On peut insérer des images:</text:p>
<text:p text:style-name="Text_20_body"><text:span text:style-name="T1">Titre de mon image</text:span></text:p>
<text:p text:style-name="Text_20_body">Notez que le «Titre de mon image» sera pris en compte comme légende de l’image dans l’article.</text:p>
<text:h text:style-name="Heading_20_3" text:outline-level="3"><text:bookmark-start text:name="listes"/>Listes<text:bookmark-end text:name="listes"/></text:h>
<text:p text:style-name="First_20_paragraph">Les listes non numérotées:</text:p>
<text:list text:style-name="L1">
  <text:list-item>
    <text:p text:style-name="P1">item</text:p>
  </text:list-item>
  <text:list-item>
    <text:p text:style-name="P1">item</text:p>
  </text:list-item>
  <text:list-item>
    <text:p text:style-name="P1">item</text:p>
  </text:list-item>
</text:list>
<text:p text:style-name="First_20_paragraph">Les listes numérotées:</text:p>
<text:list text:style-name="L2">
  <text:list-item>
    <text:p text:style-name="P2">item</text:p>
  </text:list-item>
  <text:list-item>
    <text:p text:style-name="P2">item</text:p>
  </text:list-item>
  <text:list-item>
    <text:p text:style-name="P2">item</text:p>
  </text:list-item>
</text:list>
<text:p text:style-name="First_20_paragraph">L’ordre des chiffres n’est pas important:</text:p>
<text:list text:style-name="L3">
  <text:list-item>
    <text:p text:style-name="P3">item</text:p>
  </text:list-item>
  <text:list-item>
    <text:p text:style-name="P3">item</text:p>
  </text:list-item>
  <text:list-item>
    <text:p text:style-name="P3">item</text:p>
  </text:list-item>
  <text:list-item>
    <text:p text:style-name="P3">item</text:p>
  </text:list-item>
</text:list>
<text:p text:style-name="First_20_paragraph">Cette liste sera automatiquement ordonnée de 1 à 4.</text:p>
<text:h text:style-name="Heading_20_2" text:outline-level="2"><text:bookmark-start text:name="appareil-critique"/>Appareil critique<text:bookmark-end text:name="appareil-critique"/></text:h>
<text:h text:style-name="Heading_20_3" text:outline-level="3"><text:bookmark-start text:name="notes-de-bas-de-page"/>Notes de bas de page<text:bookmark-end text:name="notes-de-bas-de-page"/></text:h>
<text:p text:style-name="First_20_paragraph">Un appel de note de bas de page se fait ainsi<text:note text:id="ftn0" text:note-class="footnote"><text:note-citation>1</text:note-citation><text:note-body><text:p text:style-name="Footnote">La note se trouve ensuite à la fin du texte.</text:p></text:note-body></text:note>. Par ailleurs, la note peut être déclarée n’importe où dans le document<text:note text:id="ftn1" text:note-class="footnote"><text:note-citation>2</text:note-citation><text:note-body><text:p text:style-name="Footnote">Voici une note déclarée en fin de document</text:p></text:note-body></text:note>, en fin de document ou juste en dessous par exemple<text:note text:id="ftn2" text:note-class="footnote"><text:note-citation>3</text:note-citation><text:note-body><text:p text:style-name="Footnote">Une note déclarée “n’importe où”, ici, juste en dessous du paragraphe correspondant.</text:p></text:note-body></text:note>.</text:p>
<text:p text:style-name="Text_20_body">Le label de la note peut être ce que vous voulez : il peut être indifféremment un chiffre ou une suite de caractères<text:note text:id="ftn3" text:note-class="footnote"><text:note-citation>4</text:note-citation><text:note-body><text:p text:style-name="Footnote">Voici une note avec un label textuel.</text:p></text:note-body></text:note>.</text:p>
<text:p text:style-name="Text_20_body">Une note de bas de page peut aussi être écrite dans le corps du texte, en sortant l’accent circonflexe des crochets<text:note text:id="ftn4" text:note-class="footnote"><text:note-citation>5</text:note-citation><text:note-body><text:p text:style-name="Footnote">Ceci est une note de bas de page inline. Elle peut être aussi longue que vous voulez, elle sera transformée comme les autres en note de bas de page</text:p></text:note-body></text:note>.</text:p>
<text:h text:style-name="Heading_20_3" text:outline-level="3"><text:bookmark-start text:name="les-références"/>Les références<text:bookmark-end text:name="les-références"/></text:h>
<text:p text:style-name="First_20_paragraph">Un article scientifique utilise des références. Vous pouvez soit importer un fichier <text:a xlink:type="simple" xlink:href="http://www.bib.umontreal.ca/lgb/BibTeX/default.htm" office:name=""><text:span text:style-name="Definition">bibtex</text:span></text:a> généré par votre logiciel de gestion bibliographique (conseillé), ou bien créer manuellement les références au format bibtex.</text:p>
<text:p text:style-name="Text_20_body">Les références sont ensuite insérées dans le texte grâce à leur <text:span text:style-name="T1">clé bibtex</text:span>. Pour récupérer la clé bibtex d’une référence, il suffit de cliquer sur la référence souhaitée dans la liste des référence ci-contre. La clé est alors ajouté à votre presse-papier, il suffit ensuite de la coller dans le texte (<text:a xlink:type="simple" xlink:href="#ref-goody_raison_1979" office:name=""><text:span text:style-name="Definition">Goody 1979</text:span></text:a>).</text:p>
<text:p text:style-name="Text_20_body">Pour résumer :</text:p>
<text:list text:style-name="L4">
  <text:list-item>
    <text:p text:style-name="P4">clic sur la référence: copier la clé</text:p>
  </text:list-item>
  <text:list-item>
    <text:p text:style-name="P4">coller ou CTRL+V : colle la clé dans le texte où est positionné le curseur (<text:a xlink:type="simple" xlink:href="#ref-goody_raison_1979" office:name=""><text:span text:style-name="Definition">Goody 1979</text:span></text:a>).</text:p>
  </text:list-item>
</text:list>
<text:p text:style-name="First_20_paragraph">Il est également possible d’ajouter une référence ainsi : « Comme le dit Goody (<text:a xlink:type="simple" xlink:href="#ref-goody_raison_1979" office:name=""><text:span text:style-name="Definition">1979</text:span></text:a>), le geste … »</text:p>
<text:p text:style-name="Text_20_body">La clé peut aussi être accompagnée de précision comme ici (<text:a xlink:type="simple" xlink:href="#ref-goody_raison_1979" office:name=""><text:span text:style-name="Definition">Goody 1979, pp.115</text:span></text:a>).</text:p>
<text:p text:style-name="Text_20_body">Les références citées se retrouveront ensuite à la fin du texte dans la section <text:span text:style-name="Source_Text">## Bibliographie</text:span></text:p>
<text:h text:style-name="Heading_20_3" text:outline-level="3"><text:bookmark-start text:name="les-citations"/>Les citations<text:bookmark-end text:name="les-citations"/></text:h>
<text:p text:style-name="First_20_paragraph">Une citation dans le corps du texte est indiquée par guillemets « Stat rosa pristina nomine, nomina nuda tenemus ». Une citation plus longue peut être indiquée ainsi :</text:p>
<text:p text:style-name="P5">Stat rosa pristina nomine, nomina nuda tenemus.</text:p>
<text:p text:style-name="P5">la citation se poursuit avec un second paragraphe.</text:p>
<text:h text:style-name="Heading_20_2" text:outline-level="2"><text:bookmark-start text:name="versions-et-export"/>Versions et export<text:bookmark-end text:name="versions-et-export"/></text:h>
<text:h text:style-name="Heading_20_3" text:outline-level="3"><text:bookmark-start text:name="métadonnées"/>Métadonnées<text:bookmark-end text:name="métadonnées"/></text:h>
<text:p text:style-name="First_20_paragraph">Les métadonnées de l’article s’éditent dans le menu en haut à droite. Vous pouvez y indiquer le titre, sous-titre, le nom de l’auteur et son identifiant de l’Orcid<text:note text:id="ftn5" text:note-class="footnote"><text:note-citation>6</text:note-citation><text:note-body><text:p text:style-name="Footnote">L’identifiant Orcid permettra de récupérer automatiquement l’affiliation et la biographie de l’auteur.</text:p></text:note-body></text:note>, le résumé et les mot-clés de l’article. Pour les éditeurs de revue, une série plus complète de métadonnées est également disponible.</text:p>
<text:h text:style-name="Heading_20_3" text:outline-level="3"><text:bookmark-start text:name="preview-et-annotation"/>Preview et annotation<text:bookmark-end text:name="preview-et-annotation"/></text:h>
<text:p text:style-name="First_20_paragraph">Chaque version de votre texte peut être prévisualisée et annotée avec l’outil d’annotation Hypothes.is. Pour accéder à la preview, cliquez sur le bouton <text:span text:style-name="T2">Preview</text:span>. Pour accéder à la version html annotable, cliquez sur le bouton <text:span text:style-name="T2">Anotate</text:span>. Vous pouvez alors partager ces urls de preview et d’annotation. Chaque url est relative à la version du document.</text:p>
<text:h text:style-name="Heading_20_3" text:outline-level="3"><text:bookmark-start text:name="export"/>Export<text:bookmark-end text:name="export"/></text:h>
<text:p text:style-name="First_20_paragraph">Plusieurs types d’exports sont disponibles :</text:p>
<text:list text:style-name="L5">
  <text:list-item>
    <text:p text:style-name="P6">XML Erudit : exporte un fichier xml compatible avec le schéma Erudit</text:p>
  </text:list-item>
  <text:list-item>
    <text:p text:style-name="P6">Zip : comprend les trois sources de l’article : yaml (métadonnées), bibtex (bibliographie), md (corps de texte)</text:p>
  </text:list-item>
  <text:list-item>
    <text:p text:style-name="P6">…</text:p>
  </text:list-item>
</text:list>
<text:h text:style-name="Heading_20_2" text:outline-level="2"><text:bookmark-start text:name="annotations-sémantiques"/>Annotations sémantiques<text:bookmark-end text:name="annotations-sémantiques"/></text:h>
<text:p text:style-name="First_20_paragraph">Il est possible de structurer sémantiquement votre texte avec des simples balises.</text:p>
<text:p text:style-name="Text_20_body">Il y a deux types d’annotation sémantiques:</text:p>
<text:list text:style-name="L6">
  <text:list-item>
    <text:p text:style-name="P7">Des annotations qui concernent un ou plusieurs mots dans le même paragraphe</text:p>
  </text:list-item>
  <text:list-item>
    <text:p text:style-name="P7">Des annotations qui concernent plusieurs paragraphes</text:p>
  </text:list-item>
</text:list>
<text:h text:style-name="Heading_20_3" text:outline-level="3"><text:bookmark-start text:name="annotation-dans-un-paragraphe"/>Annotation dans un paragraphe<text:bookmark-end text:name="annotation-dans-un-paragraphe"/></text:h>
<text:p text:style-name="First_20_paragraph">La syntaxe:</text:p>
<text:p text:style-name="Text_20_body">Voici la thèse de l’article</text:p>
<text:p text:style-name="Text_20_body">Produira en HTML:</text:p>
<text:p text:style-name="Text_20_body">Voici la thèse de l’article</text:p>
<text:p text:style-name="Text_20_body">Dans la preview vous pouvez visualiser les classes:</text:p>
<text:list text:style-name="L7">
  <text:list-item>
    <text:p text:style-name="P8">these</text:p>
  </text:list-item>
  <text:list-item>
    <text:p text:style-name="P8">definition</text:p>
  </text:list-item>
  <text:list-item>
    <text:p text:style-name="P8">exemple</text:p>
  </text:list-item>
  <text:list-item>
    <text:p text:style-name="P8">concept</text:p>
  </text:list-item>
  <text:list-item>
    <text:p text:style-name="P8">epigraphe</text:p>
  </text:list-item>
  <text:list-item>
    <text:p text:style-name="P8">dedicace</text:p>
  </text:list-item>
  <text:list-item>
    <text:p text:style-name="P8">note</text:p>
  </text:list-item>
</text:list>
<text:h text:style-name="Heading_20_3" text:outline-level="3"><text:bookmark-start text:name="annotation-de-plusieurs-paragraphes"/>Annotation de plusieurs paragraphes<text:bookmark-end text:name="annotation-de-plusieurs-paragraphes"/></text:h>
<text:p text:style-name="First_20_paragraph">La syntaxe:</text:p>
<text:p text:style-name="Text_20_body">Ici un paragraphe.</text:p>
<text:p text:style-name="Text_20_body">Ici un autre paragraphe.</text:p>
<text:p text:style-name="Text_20_body">Produira en HTML:</text:p>
<text:p text:style-name="P9"/>
<text:p text:style-name="P10">&lt;div class="maclasse"&gt;</text:p>
<text:p text:style-name="P11"><text:s text:c="2"/>&lt;p&gt;Ici un paragraphe.&lt;/p&gt;</text:p>
<text:p text:style-name="P12"><text:s text:c="2"/>&lt;p&gt;Ici un autre paragraphe.&lt;/p&gt;</text:p>
<text:p text:style-name="P13">&lt;/div&gt;</text:p>
<text:p text:style-name="First_20_paragraph">Pour plus d’informations, consultez la documentation.</text:p>
<text:h text:style-name="Heading_20_2" text:outline-level="2"><text:bookmark-start text:name="bibliographie"/>Bibliographie<text:bookmark-end text:name="bibliographie"/></text:h>
<text:section text:name="refs"><text:section text:name="ref-goody_raison_1979"><text:p text:style-name="First_20_paragraph">Goody, Jack. 1979. <text:span text:style-name="T1">La </text:span><text:span text:style-name="T1">Raison</text:span><text:span text:style-name="T1"> graphique. </text:span><text:span text:style-name="T1">La</text:span><text:span text:style-name="T1"> domestication de la pensée sauvage.</text:span> Le sens commun. Les Editions de Minuit.</text:p></text:section></text:section>
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fr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Stylo</dc:title>
    <dc:description/>
    <dc:subject/>
    <meta:keyword>frédition, bac-à-sableédition, bac-à-sable, enpublishing, sandboxpublishing, sandbox</meta:keyword>
    <dc:language>fr</dc:language>
    <meta:initial-creator/>
    <dc:creator/>
    <meta:creation-date>1970-01-01T00:00:00Z</meta:creation-date>
    <dc:date>1970-01-01T00:00:00Z</dc:date>
    <meta:user-defined meta:name="abstract" meta:value-type="string"/>
    <meta:user-defined meta:name="authors" meta:value-type="string"/>
    <meta:user-defined meta:name="bibliography" meta:value-type="string">/Users/david/Sites/pandoc-api/tmp/un-test.bib</meta:user-defined>
    <meta:user-defined meta:name="controlledKeywords" meta:value-type="string"/>
    <meta:user-defined meta:name="csl" meta:value-type="string">/Users/david/Sites/pandoc-api/tmp/chicagomodified.csl</meta:user-defined>
    <meta:user-defined meta:name="date" meta:value-type="string">2018/05/29</meta:user-defined>
    <meta:user-defined meta:name="day" meta:value-type="string">29</meta:user-defined>
    <meta:user-defined meta:name="id_sp" meta:value-type="string">SP1234</meta:user-defined>
    <meta:user-defined meta:name="link-citations" meta:value-type="string">True</meta:user-defined>
    <meta:user-defined meta:name="month" meta:value-type="string">05</meta:user-defined>
    <meta:user-defined meta:name="nocite" meta:value-type="string">*</meta:user-defined>
    <meta:user-defined meta:name="subtitle" meta:value-type="string">Un article type</meta:user-defined>
    <meta:user-defined meta:name="subtitle_f" meta:value-type="string">Un article type</meta:user-defined>
    <meta:user-defined meta:name="title_f" meta:value-type="string">Stylo</meta:user-defined>
    <meta:user-defined meta:name="typeArticle" meta:value-type="string"/>
    <meta:user-defined meta:name="year" meta:value-type="string">2018</meta:user-defined>
  </office:meta>
</office:document-meta>
</file>